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ubtitle">
      <style:paragraph-properties fo:text-align="center" style:justify-single-word="false"/>
      <style:text-properties officeooo:rsid="00106d03" officeooo:paragraph-rsid="00106d03"/>
    </style:style>
    <style:style style:name="P5" style:family="paragraph" style:parent-style-name="Text_20_body">
      <style:text-properties officeooo:paragraph-rsid="00106d03"/>
    </style:style>
    <style:style style:name="P6" style:family="paragraph" style:parent-style-name="Text_20_body">
      <style:text-properties fo:color="#ce181e" officeooo:rsid="001f3df2" officeooo:paragraph-rsid="0020e127"/>
    </style:style>
    <style:style style:name="P7" style:family="paragraph" style:parent-style-name="Text_20_body">
      <style:text-properties fo:color="#ce181e" officeooo:rsid="0020e127" officeooo:paragraph-rsid="0020e127"/>
    </style:style>
    <style:style style:name="P8" style:family="paragraph" style:parent-style-name="Text_20_body">
      <style:text-properties fo:color="#ce181e" officeooo:rsid="00219622" officeooo:paragraph-rsid="00219622"/>
    </style:style>
    <style:style style:name="P9" style:family="paragraph" style:parent-style-name="Standard" style:list-style-name="L3">
      <style:text-properties officeooo:rsid="0010c8ed" officeooo:paragraph-rsid="0010c8ed"/>
    </style:style>
    <style:style style:name="P10" style:family="paragraph" style:parent-style-name="Standard" style:list-style-name="L3">
      <style:text-properties officeooo:rsid="001a51b6" officeooo:paragraph-rsid="001a51b6"/>
    </style:style>
    <style:style style:name="P11" style:family="paragraph" style:parent-style-name="Standard" style:list-style-name="L3">
      <style:text-properties officeooo:rsid="001b367d" officeooo:paragraph-rsid="001b367d"/>
    </style:style>
    <style:style style:name="P12" style:family="paragraph" style:parent-style-name="Standard" style:list-style-name="WWNum5"/>
    <style:style style:name="P13" style:family="paragraph" style:parent-style-name="Standard" style:list-style-name="WWNum1"/>
    <style:style style:name="P14" style:family="paragraph" style:parent-style-name="Standard" style:list-style-name="WWNum3"/>
    <style:style style:name="P15" style:family="paragraph" style:parent-style-name="Standard" style:list-style-name="WWNum2"/>
    <style:style style:name="P16" style:family="paragraph" style:parent-style-name="Standard">
      <style:text-properties officeooo:rsid="0022de40" officeooo:paragraph-rsid="002490f5"/>
    </style:style>
    <style:style style:name="P17" style:family="paragraph" style:parent-style-name="Standard">
      <style:text-properties officeooo:rsid="00267221" officeooo:paragraph-rsid="00267221"/>
    </style:style>
    <style:style style:name="P18" style:family="paragraph" style:parent-style-name="Standard">
      <style:text-properties officeooo:rsid="0027fa7b" officeooo:paragraph-rsid="0027fa7b"/>
    </style:style>
    <style:style style:name="P19" style:family="paragraph" style:parent-style-name="Standard" style:list-style-name="L4">
      <style:text-properties officeooo:rsid="0027fa7b" officeooo:paragraph-rsid="0027fa7b"/>
    </style:style>
    <style:style style:name="P20" style:family="paragraph" style:parent-style-name="Standard">
      <style:text-properties style:text-line-through-style="solid" style:text-line-through-type="single"/>
    </style:style>
    <style:style style:name="P21" style:family="paragraph" style:parent-style-name="Standard" style:list-style-name="WWNum4">
      <style:text-properties style:text-line-through-style="solid" style:text-line-through-type="single"/>
    </style:style>
    <style:style style:name="P22" style:family="paragraph" style:parent-style-name="Standard">
      <style:text-properties officeooo:paragraph-rsid="0010c8ed"/>
    </style:style>
    <style:style style:name="P23" style:family="paragraph" style:parent-style-name="Standard">
      <style:text-properties officeooo:rsid="002c023c" officeooo:paragraph-rsid="002c023c"/>
    </style:style>
    <style:style style:name="P24" style:family="paragraph" style:parent-style-name="Standard">
      <style:text-properties fo:color="#ce181e" officeooo:rsid="001be912" officeooo:paragraph-rsid="001d1030"/>
    </style:style>
    <style:style style:name="P25" style:family="paragraph" style:parent-style-name="Standard">
      <style:text-properties style:use-window-font-color="true" officeooo:rsid="002d7aa6" officeooo:paragraph-rsid="002d7aa6"/>
    </style:style>
    <style:style style:name="P26" style:family="paragraph" style:parent-style-name="Text_20_body" style:list-style-name="L1">
      <style:text-properties officeooo:paragraph-rsid="001e2518"/>
    </style:style>
    <style:style style:name="P27" style:family="paragraph" style:parent-style-name="Text_20_body" style:list-style-name="L2">
      <style:text-properties fo:color="#ce181e" officeooo:rsid="00219622" officeooo:paragraph-rsid="00219622"/>
    </style:style>
    <style:style style:name="P28" style:family="paragraph" style:parent-style-name="Heading_20_2">
      <style:text-properties officeooo:paragraph-rsid="00106d03"/>
    </style:style>
    <style:style style:name="P29" style:family="paragraph" style:parent-style-name="Heading_20_2">
      <style:text-properties officeooo:rsid="00106d03" officeooo:paragraph-rsid="00106d03"/>
    </style:style>
    <style:style style:name="P30" style:family="paragraph" style:parent-style-name="Heading_20_2">
      <style:text-properties officeooo:rsid="0010c8ed" officeooo:paragraph-rsid="0010c8ed"/>
    </style:style>
    <style:style style:name="P31"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officeooo:rsid="0020e127"/>
    </style:style>
    <style:style style:name="T13" style:family="text">
      <style:text-properties officeooo:rsid="00219622"/>
    </style:style>
    <style:style style:name="T14"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15"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16" style:family="text">
      <style:text-properties officeooo:rsid="00267221"/>
    </style:style>
    <style:style style:name="T17" style:family="text">
      <style:text-properties officeooo:rsid="0027e9a4"/>
    </style:style>
    <style:style style:name="T18" style:family="text">
      <style:text-properties officeooo:rsid="0027fa7b"/>
    </style:style>
    <style:style style:name="T19" style:family="text">
      <style:text-properties officeooo:rsid="002b64f7"/>
    </style:style>
    <style:style style:name="T20" style:family="text">
      <style:text-properties style:text-line-through-style="solid" style:text-line-through-type="single"/>
    </style:style>
    <style:style style:name="T21" style:family="text">
      <style:text-properties style:text-line-through-style="solid" style:text-line-through-type="single" officeooo:rsid="0014d9fb"/>
    </style:style>
    <style:style style:name="T22" style:family="text">
      <style:text-properties style:text-line-through-style="solid" style:text-line-through-type="single" officeooo:rsid="0015f8b1"/>
    </style:style>
    <style:style style:name="T23" style:family="text">
      <style:text-properties officeooo:rsid="002e6d07"/>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4">Master's thesis planning report</text:p>
      <text:h text:style-name="Heading_20_1" text:outline-level="1"><text:bookmark text:name="_raqxt3qeudvw"/>Introduction</text:h>
      <text:h text:style-name="Heading_20_2" text:outline-level="2"><text:bookmark text:name="_dha6xy9q1lfh"/>Background</text:h>
      <text:p text:style-name="P2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25">// Check the <text:span text:style-name="T23">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P28" text:outline-level="2"><text:bookmark text:name="_x8z8maxfocvk"/>Aim <text:span text:style-name="T18">and limitations</text:span></text:h>
      <text:p text:style-name="P16">The aim of the thesis is to study how design of teaching materials affect their accessibility from a teacher's perspective. <text:span text:style-name="T16">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4">https://en.oxforddictionaries.com/definition/accessibility</text:span></text:a><text:span text:style-name="T15">]</text:span></text:p>
      <text:p text:style-name="Standard">“The quality of being easy to obtain or use.”</text:p>
      <text:p text:style-name="P17">With this definition, there is both a use aspect and an obtainability aspect to accessibility. Since this thesis aims to study the design of teaching materials, the use aspect is prioritized over the obtainability aspect. However, if relevant <text:span text:style-name="T17">for certain cases</text:span>, obtainability of a material might be studied as well.</text:p>
      <text:p text:style-name="P18">Studying accessibility from a teacher's perspective means to study how a teaching material's design affects its accessibility for a teacher, not for the teacher's students or any other actor <text:soft-page-break/>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19">The</text:span> material's accessibility is therefore, hypothetically, tested against several factors at once.</text:p>
      <text:p text:style-name="P18">Summarized:</text:p>
      <text:list xml:id="list3667921842" text:style-name="L4">
        <text:list-item>
          <text:p text:style-name="P19">The aim of the thesis is to study how the design of teaching materials affect their accessibility from a teacher's perspective, where accessibility is defined as the quality of being easy to obtain or use.</text:p>
        </text:list-item>
      </text:list>
      <text:p text:style-name="P16"/>
      <text:list xml:id="list1682796993" text:style-name="L1">
        <text:list-item>
          <text:p text:style-name="P26"><text:span text:style-name="T8">This study aims to find </text:span><text:span text:style-name="T11">which</text:span><text:span text:style-name="T8"> </text:span><text:span text:style-name="T11">aspects of teaching materials contributes to making said material</text:span><text:span text:style-name="T8"> accessible to teachers.</text:span></text:p>
        </text:list-item>
      </text:list>
      <text:p text:style-name="P6">In broad terms, teaching materials can be anything from math books to PowerPoints or Youtube-videos. The teaching materials <text:span text:style-name="T12">in this study will be designed by the authors of this study to initially emulate the typical shareable material that can be found on the internet, iteratively evolving to determine how it can be more accessible to teachers.</text:span></text:p>
      <text:p text:style-name="P7">“Accessible” will be viewed as a complex term, primarily being synonymous with “usable”. Secondary meanings <text:span text:style-name="T13">include</text:span> “<text:span text:style-name="T13">convenient”, </text:span>“inspirational”, “<text:span text:style-name="T13">useful”, “effective”, “flexible” and “suitable”.</text:span></text:p>
      <text:p text:style-name="P8">The question the study is trying to answer is:</text:p>
      <text:list xml:id="list4229673419" text:style-name="L2">
        <text:list-item>
          <text:p text:style-name="P27"/>
        </text:list-item>
      </text:list>
      <text:p text:style-name="P5">// Define what materials are and what materials we are going to use as concretely as possible, without sacrificing flexibility that will be needed when negotiating tests with teachers.</text:p>
      <text:p text:style-name="P3">// Scope: Research question, purpose, and such. Again make it as concrete as possible without sacrificing too much flexibility. Use Beginner's Mind.</text:p>
      <text:p text:style-name="P20">// How do teachers use documented education, and how can documentation be formed to maximize gains for the teachers that use it? Gains mean, for example:</text:p>
      <text:list xml:id="list1954541102" text:style-name="WWNum4">
        <text:list-item>
          <text:p text:style-name="P21">Time, compared to if the teacher had planned their education from scratch</text:p>
        </text:list-item>
        <text:list-item>
          <text:p text:style-name="P21">Knowledge, in that the teacher could use another person’s expertise in an area</text:p>
        </text:list-item>
        <text:list-item>
          <text:p text:style-name="P21">Perspective, in that different teachers contribute to the same documentation</text:p>
        </text:list-item>
      </text:list>
      <text:h text:style-name="Heading_20_1" text:outline-level="1"><text:soft-page-break/>Strategy and method</text:h>
      <text:h text:style-name="P29" text:outline-level="2">Risks and bottlenecks</text:h>
      <text:list xml:id="list4020094790" text:style-name="L3">
        <text:list-item>
          <text:p text:style-name="P9">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9">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10">[Lärarna har inte tid?]</text:p>
        </text:list-item>
        <text:list-item>
          <text:p text:style-name="P10">[Vi tolkar testmetoderna olika?]</text:p>
        </text:list-item>
        <text:list-item>
          <text:p text:style-name="P11">[Risk: Vi gör materialet bra på usability test, men inte bra på lektionen!]</text:p>
        </text:list-item>
      </text:list>
      <text:h text:style-name="Heading_20_2" text:outline-level="2"><text:bookmark text:name="_h79l7pmhsc01"/>Schedule</text:h>
      <text:p text:style-name="P2">// Schedule. Gantt n stuff. More detailed than the small project plan, obviously.</text:p>
      <text:p text:style-name="P2">//<text:span text:style-name="T4">defend report sometime in August...</text:span></text:p>
      <text:p text:style-name="Standard">// 30 hp motsvarar 800 h per person</text:p>
      <text:h text:style-name="P30" text:outline-level="2">Method</text:h>
      <text:p text:style-name="P2">// <text:span text:style-name="T2">Describe our strategy: </text:span><text:span text:style-name="T21">C</text:span><text:span text:style-name="T20">reate a suggestion for every school that is interested in doing and participating in tests. </text:span><text:span text:style-name="T22">Also</text:span><text:span text:style-name="T3"> describe our two test types, the usability test and the lesson observation, or whatever we want to call them. Check the separate suggestion document for details.</text:span></text:p>
      <text:p text:style-name="P23">// Also describe how we will test the obtainability aspect of accessibility.</text:p>
      <text:h text:style-name="Heading_20_1" text:outline-level="1"><text:bookmark text:name="_7nul8psitiim"/><text:soft-page-break/>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722778254" text:style-name="WWNum5">
        <text:list-item>
          <text:p text:style-name="P12">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2">Students and alumni at Lärande och Ledarskap. These may partake in the presentation, and they have multiple social media groups and similar places where we can share the deliverables that they might be interested in.<text:tab/></text:p>
        </text:list-item>
        <text:list-item>
          <text:p text:style-name="P12">Engineers that work with Knowledge Management or similar subjects: [uh, actually, how do we reach these?]</text:p>
        </text:list-item>
        <text:list-item>
          <text:p text:style-name="P12">[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4137189642" text:style-name="WWNum1">
        <text:list-item>
          <text:p text:style-name="P13">A Steve Krug-like script for doing usability testing of teaching materials.</text:p>
        </text:list-item>
        <text:list-item>
          <text:p text:style-name="P13">An evaluation of the testing methods from several perspectives: Its time and resource requirements, its reliability and validity, what kind of information it gives, and eventual other things that we discover with it.</text:p>
        </text:list-item>
      </text:list>
      <text:h text:style-name="Heading_20_2" text:outline-level="2"><text:bookmark text:name="_7tb0gjajlqr"/><text:soft-page-break/>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2011969966" text:style-name="WWNum3">
        <text:list-item>
          <text:p text:style-name="P14">A description of each model and how it’s thought to be used.</text:p>
        </text:list-item>
        <text:list-item>
          <text:p text:style-name="P14">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1153653189" text:style-name="WWNum2">
        <text:list-item>
          <text:p text:style-name="P15">The materials themselves in the form of digital copies or blueprints.</text:p>
        </text:list-item>
        <text:list-item>
          <text:p text:style-name="P15">A summarized evaluation of each material according to the<text:tab/>test results in the final report.</text:p>
        </text:list-item>
        <text:list-item>
          <text:p text:style-name="P15">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13T20:58:16.602571066</dc:date>
    <meta:editing-duration>PT5H25M17S</meta:editing-duration>
    <meta:editing-cycles>39</meta:editing-cycles>
    <meta:document-statistic meta:table-count="0" meta:image-count="0" meta:object-count="0" meta:page-count="5" meta:paragraph-count="61" meta:word-count="1488" meta:character-count="9186" meta:non-whitespace-character-count="7789"/>
  </office:meta>
</office:document-meta>
</file>